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12FE00001118000006B5118A7191D32BCF9E.svg" manifest:media-type="image/svg+xml"/>
  <manifest:file-entry manifest:full-path="Pictures/10000201000000A500000041556525D26B344FFB.png" manifest:media-type="image/png"/>
  <manifest:file-entry manifest:full-path="Pictures/10000201000000780000002AAB23E6DC6BAD6B59.png" manifest:media-type="image/png"/>
  <manifest:file-entry manifest:full-path="Pictures/100027FC00000C6700000457C87E8BB6F128B3AA.svg" manifest:media-type="image/svg+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 Narrow" svg:font-family="'Arial Narro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82005e" style:font-name="Arial Narrow" fo:font-weight="bold" officeooo:rsid="002f20c4" officeooo:paragraph-rsid="002f20c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d4d59" style:font-name="Arial Narrow" fo:font-weight="bold" officeooo:paragraph-rsid="001837b7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mic Sans MS" fo:font-size="14pt" fo:font-weight="bold" officeooo:paragraph-rsid="0045f5b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mic Sans MS" fo:font-size="14pt" officeooo:paragraph-rsid="0045f5b3" style:font-size-asian="14pt" style:font-size-complex="14pt"/>
    </style:style>
    <style:style style:name="P6" style:family="paragraph" style:parent-style-name="Header">
      <style:text-properties fo:font-size="3pt" style:font-size-asian="3pt" style:font-size-complex="3pt"/>
    </style:style>
    <style:style style:name="P7" style:family="paragraph" style:parent-style-name="Footer">
      <style:text-properties fo:font-size="8pt" officeooo:rsid="0017aa89" officeooo:paragraph-rsid="0017aa89" style:font-size-asian="8pt" style:font-size-complex="8pt"/>
    </style:style>
    <style:style style:name="P8" style:family="paragraph" style:parent-style-name="Footer">
      <style:text-properties style:font-name="Arial2" fo:font-size="8pt" officeooo:rsid="0017aa89" officeooo:paragraph-rsid="0017aa89" style:font-size-asian="8pt" style:font-size-complex="8pt"/>
    </style:style>
    <style:style style:name="P9" style:family="paragraph" style:parent-style-name="Footer">
      <style:paragraph-properties fo:text-align="end" style:justify-single-word="false">
        <style:tab-stops>
          <style:tab-stop style:position="15cm" style:type="right"/>
        </style:tab-stops>
      </style:paragraph-properties>
      <style:text-properties style:font-name="Arial2"/>
    </style:style>
    <style:style style:name="P10" style:family="paragraph" style:parent-style-name="Standard">
      <style:paragraph-properties fo:text-align="justify" style:justify-single-word="false" fo:break-before="page"/>
      <style:text-properties style:font-name="Comic Sans MS" fo:font-size="14pt" fo:font-weight="bold" officeooo:paragraph-rsid="0045f5b3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Comic Sans MS" fo:font-size="14pt" officeooo:paragraph-rsid="0045f5b3" style:font-size-asian="14pt" style:font-size-complex="14pt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Comic Sans MS" fo:font-size="14pt" officeooo:paragraph-rsid="0045f5b3" style:font-size-asian="14pt" style:font-size-complex="14pt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Comic Sans MS" fo:font-size="14pt" officeooo:paragraph-rsid="0045f5b3" style:font-size-asian="14pt" style:font-size-complex="14pt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Comic Sans MS" fo:font-size="14pt" officeooo:paragraph-rsid="0048667d" style:font-size-asian="14pt" style:font-size-complex="14pt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Comic Sans MS" fo:font-size="14pt" officeooo:paragraph-rsid="0045f5b3" style:font-size-asian="14pt" style:font-size-complex="14pt"/>
    </style:style>
    <style:style style:name="P16" style:family="paragraph" style:parent-style-name="Standard" style:list-style-name="L5">
      <style:paragraph-properties fo:text-align="justify" style:justify-single-word="false"/>
      <style:text-properties style:font-name="Comic Sans MS" fo:font-size="14pt" officeooo:paragraph-rsid="0045f5b3" style:font-size-asian="14pt" style:font-size-complex="14pt"/>
    </style:style>
    <style:style style:name="P17" style:family="paragraph" style:parent-style-name="Standard" style:list-style-name="L6">
      <style:paragraph-properties fo:text-align="justify" style:justify-single-word="false"/>
      <style:text-properties style:font-name="Comic Sans MS" fo:font-size="14pt" officeooo:paragraph-rsid="0045f5b3" style:font-size-asian="14pt" style:font-size-complex="14pt"/>
    </style:style>
    <style:style style:name="P18" style:family="paragraph" style:parent-style-name="Standard" style:list-style-name="L7">
      <style:paragraph-properties fo:text-align="justify" style:justify-single-word="false"/>
      <style:text-properties style:font-name="Comic Sans MS" fo:font-size="14pt" officeooo:paragraph-rsid="0045f5b3" style:font-size-asian="14pt" style:font-size-complex="14pt"/>
    </style:style>
    <style:style style:name="P19" style:family="paragraph" style:parent-style-name="Standard" style:list-style-name="L8">
      <style:paragraph-properties fo:text-align="justify" style:justify-single-word="false"/>
      <style:text-properties style:font-name="Comic Sans MS" fo:font-size="14pt" officeooo:paragraph-rsid="0045f5b3" style:font-size-asian="14pt" style:font-size-complex="14pt"/>
    </style:style>
    <style:style style:name="P20" style:family="paragraph" style:parent-style-name="Standard" style:list-style-name="L8">
      <style:paragraph-properties fo:text-align="justify" style:justify-single-word="false"/>
      <style:text-properties style:font-name="Comic Sans MS" fo:font-size="14pt" fo:font-weight="bold" officeooo:paragraph-rsid="0045f5b3" style:font-size-asian="14pt" style:font-weight-asian="bold" style:font-size-complex="14pt" style:font-weight-complex="bold"/>
    </style:style>
    <style:style style:name="P21" style:family="paragraph" style:parent-style-name="Standard" style:list-style-name="L9">
      <style:paragraph-properties fo:text-align="justify" style:justify-single-word="false"/>
      <style:text-properties style:font-name="Comic Sans MS" fo:font-size="14pt" fo:font-weight="bold" officeooo:paragraph-rsid="0045f5b3" style:font-size-asian="14pt" style:font-weight-asian="bold" style:font-size-complex="14pt" style:font-weight-complex="bold"/>
    </style:style>
    <style:style style:name="P22" style:family="paragraph" style:parent-style-name="Heading_20_1" style:master-page-name="Standard">
      <style:paragraph-properties style:page-number="auto"/>
      <style:text-properties officeooo:rsid="0045f5b3" officeooo:paragraph-rsid="0045f5b3"/>
    </style:style>
    <style:style style:name="T1" style:family="text">
      <style:text-properties officeooo:rsid="001837b7"/>
    </style:style>
    <style:style style:name="T2" style:family="text">
      <style:text-properties officeooo:rsid="001837b7" loext:shadow="none"/>
    </style:style>
    <style:style style:name="T3" style:family="text">
      <style:text-properties style:font-name="Arial2"/>
    </style:style>
    <style:style style:name="T4" style:family="text">
      <style:text-properties style:use-window-font-color="true" style:font-name="Arial2" style:text-underline-style="none"/>
    </style:style>
    <style:style style:name="T5" style:family="text">
      <style:text-properties style:use-window-font-color="true" style:text-underline-style="none"/>
    </style:style>
    <style:style style:name="T6" style:family="text">
      <style:text-properties fo:font-size="8pt" style:font-size-asian="8pt" style:font-name-complex="Calibri" style:font-size-complex="8pt"/>
    </style:style>
    <style:style style:name="T7" style:family="text">
      <style:text-properties officeooo:rsid="0048667d"/>
    </style:style>
    <style:style style:name="T8" style:family="text">
      <style:text-properties officeooo:rsid="004c033c"/>
    </style:style>
    <style:style style:name="fr1" style:family="graphic" style:parent-style-name="Graphics">
      <style:graphic-properties style:protect="content size position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101cm" fo:margin-bottom="0.101cm" style:protect="content size position"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ROLES</text:p>
      <text:p text:style-name="P4">Coordinador</text:p>
      <text:list xml:id="list3304178060" text:style-name="L1">
        <text:list-item>
          <text:p text:style-name="P11">Asegura que todos entienden las instrucciones</text:p>
        </text:list-item>
        <text:list-item>
          <text:p text:style-name="P11">Centrar al equipo en los objetivos</text:p>
        </text:list-item>
        <text:list-item>
          <text:p text:style-name="P11">Asegura de que el equipo sigue trabajando.</text:p>
        </text:list-item>
        <text:list-item>
          <text:p text:style-name="P11">Asegura de que todo el mundo coopera y tiene la oportunidad de dar su opinión.</text:p>
        </text:list-item>
        <text:list-item>
          <text:p text:style-name="P11">Decide quién tiene el turno para hablar en una discusión.</text:p>
        </text:list-item>
      </text:list>
      <text:list xml:id="list598672848" text:style-name="L2">
        <text:list-item>
          <text:p text:style-name="P12">Pregunta a cada miembro del equipo si él o ella entiende claramente lo que tiene que hacer. Si esto no es así, entonces le pide al equipo parar por un momento y se explica.</text:p>
        </text:list-item>
        <text:list-item>
          <text:p text:style-name="P12">Delegar el trabajo de manera apropiada.</text:p>
        </text:list-item>
      </text:list>
      <text:list xml:id="list715679364" text:style-name="L3">
        <text:list-item>
          <text:p text:style-name="P13">Llama al profesorado si nadie del equipo sabe responder a alguna duda.</text:p>
        </text:list-item>
      </text:list>
      <text:p text:style-name="P4"/>
      <text:p text:style-name="P4">Reportero</text:p>
      <text:list xml:id="list135547625070842" text:continue-numbering="true" text:style-name="L3">
        <text:list-item>
          <text:p text:style-name="P13">Toma nota de la respuesta del equipo.</text:p>
        </text:list-item>
        <text:list-item>
          <text:p text:style-name="P13">Comenta con el equipo lo que ese va a ofrecer como resultado (informe / presentación / video / etc). Debe ser aproximadamente.</text:p>
        </text:list-item>
        <text:list-item>
          <text:p text:style-name="P13">Organiza la tarea y se asegura de que cada uno tiene su propia tarea.</text:p>
        </text:list-item>
        <text:list-item>
          <text:p text:style-name="P13">Resume la tarea con el fin de presentar el resultado a la clase.</text:p>
        </text:list-item>
        <text:list-item>
          <text:p text:style-name="P13">Representa a su equipo en la discusión posterior y explicará lo que tiene hecho y cómo se ha trabajado en conjunto.</text:p>
        </text:list-item>
        <text:list-item>
          <text:p text:style-name="P14">Tratar de encontrar una buena información en trabajos de referencia, textos y otros materiales.</text:p>
        </text:list-item>
        <text:list-item>
          <text:p text:style-name="P14">Se asegura que su equipo utiliza los recursos y la información material.</text:p>
        </text:list-item>
        <text:list-item>
          <text:p text:style-name="P14">Se asegura de que los miembros del equipo que saben mas sobre el tema sean escuchados.</text:p>
        </text:list-item>
      </text:list>
      <text:p text:style-name="P5"/>
      <text:p text:style-name="P4">Planificador</text:p>
      <text:list xml:id="list1419290371" text:style-name="L4">
        <text:list-item>
          <text:p text:style-name="P15">Desarrolla un calendario para el trabajo previsto.</text:p>
        </text:list-item>
        <text:list-item>
          <text:p text:style-name="P15">Avisa al equipo cuando pasan demasiado tiempo en un solo elemento de la tarea.</text:p>
        </text:list-item>
      </text:list>
      <text:list xml:id="list971929821" text:style-name="L5">
        <text:list-item>
          <text:p text:style-name="P16">Vigila el tiempo y decide cuándo parar.</text:p>
          <text:p text:style-name="P16"/>
        </text:list-item>
      </text:list>
      <text:p text:style-name="P10"/>
      <text:p text:style-name="P4"><text:span text:style-name="T7">Responsable</text:span> de material</text:p>
      <text:list xml:id="list468922001" text:style-name="L6">
        <text:list-item>
          <text:p text:style-name="P17">Puede dejar su lugar para conseguir el material que necesita su equipo.</text:p>
        </text:list-item>
        <text:list-item>
          <text:p text:style-name="P17">Reparte a cada miembro del equipo lo que necesita para el trabajo.</text:p>
        </text:list-item>
        <text:list-item>
          <text:p text:style-name="P17">Se asegura de que todo el material se devuelve a donde pertenece. Recoge el material con ayuda del resto</text:p>
        </text:list-item>
      </text:list>
      <text:p text:style-name="P4"/>
      <text:p text:style-name="P4">Armonizador</text:p>
      <text:list xml:id="list3603091281" text:style-name="L7">
        <text:list-item>
          <text:p text:style-name="P18">Anima a los miembros de su equipo para hacer sus contribuciones y trabajar juntos de una manera adecuada.</text:p>
        </text:list-item>
        <text:list-item>
          <text:p text:style-name="P18">Anima a los miembros de su equipo para ayudarse mutuamente.</text:p>
        </text:list-item>
        <text:list-item>
          <text:p text:style-name="P18">Felicita a los miembros de su equipo cuando lo están haciendo bien.</text:p>
        </text:list-item>
      </text:list>
      <text:list xml:id="list1194308235" text:style-name="L8">
        <text:list-item>
          <text:p text:style-name="P19">Se asegura de que nadie se descuelgue de la tarea, que todos están escuchando y participando.</text:p>
          <text:p text:style-name="P20"/>
        </text:list-item>
      </text:list>
      <text:p text:style-name="P5"/>
      <text:p text:style-name="P4">→ Si hay 4 miembros en el equipo:</text:p>
      <text:list xml:id="list328145384" text:style-name="L9">
        <text:list-item>
          <text:p text:style-name="P21">el que tenga el rol <text:span text:style-name="T7">RESPONSABLE</text:span> DE MATERIAL también será ARMONIZADOR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 Narrow" svg:font-family="'Arial Narro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font-name="Arial" fo:font-family="Arial" style:font-style-name="Normal" style:font-family-generic="swiss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fo:text-align="justify" style:justify-single-word="false" style:writing-mode="lr-tb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eading_20_1" style:display-name="Heading 1" style:family="paragraph" style:parent-style-name="Heading" style:class="text" style:master-page-name="">
      <loext:graphic-properties draw:fill="solid" draw:fill-color="#82005e"/>
      <style:paragraph-properties fo:margin-top="0.6cm" fo:margin-bottom="0.4cm" loext:contextual-spacing="false" style:page-number="auto" fo:background-color="#82005e" fo:padding="0.199cm" fo:border="0.06pt solid #000000" style:shadow="none" style:writing-mode="lr-tb"/>
      <style:text-properties fo:text-transform="uppercase" fo:color="#ffffff" style:font-name="Arial1" fo:font-family="Arial" style:font-style-name="Negrita" style:font-family-generic="swiss" style:font-pitch="variable" fo:font-size="18pt" fo:font-weight="bold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Arial1" fo:font-family="Arial" style:font-style-name="Negrita" style:font-family-generic="swiss" style:font-pitch="variable" fo:font-weight="bold"/>
    </style:style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style:writing-mode="lr-tb"/>
      <style:text-properties fo:color="#82005e"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style:font-size-asian="12pt" style:font-size-complex="12pt"/>
    </style:style>
    <style:style style:name="Pie_20_de_20_página_20_Car" style:display-name="Pie de página Car" style:family="text" style:parent-style-name="Default_20_Paragraph_20_Font">
      <style:text-properties fo:font-size="12pt" style:font-size-asian="12pt" style:font-size-complex="12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8.182cm" fo:margin-left="-0.053cm" fo:margin-top="0cm" fo:margin-bottom="0cm" table:align="left" style:may-break-between-rows="false" style:writing-mode="lr-tb"/>
    </style:style>
    <style:style style:name="Tabla1.A" style:family="table-column">
      <style:table-column-properties style:column-width="4.196cm"/>
    </style:style>
    <style:style style:name="Tabla1.B" style:family="table-column">
      <style:table-column-properties style:column-width="13.986cm"/>
    </style:style>
    <style:style style:name="Tabla1.1" style:family="table-row">
      <style:table-row-properties style:min-row-height="0.951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="none"/>
    </style:style>
    <style:style style:name="Tabla2" style:family="table">
      <style:table-properties style:width="17.457cm" fo:margin-left="-0.191cm" fo:margin-top="0cm" fo:margin-bottom="0cm" table:align="left" style:writing-mode="lr-tb"/>
    </style:style>
    <style:style style:name="Tabla2.A" style:family="table-column">
      <style:table-column-properties style:column-width="3.784cm"/>
    </style:style>
    <style:style style:name="Tabla2.B" style:family="table-column">
      <style:table-column-properties style:column-width="11.501cm"/>
    </style:style>
    <style:style style:name="Tabla2.C" style:family="table-column">
      <style:table-column-properties style:column-width="2.173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0.5pt solid #00000a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fo:color="#82005e" style:font-name="Arial Narrow" fo:font-weight="bold" officeooo:rsid="002f20c4" officeooo:paragraph-rsid="002f20c4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3d4d59" style:font-name="Arial Narrow" fo:font-weight="bold" officeooo:paragraph-rsid="001837b7" style:font-weight-asian="bold" style:font-weight-complex="bold"/>
    </style:style>
    <style:style style:name="MP4" style:family="paragraph" style:parent-style-name="Header">
      <style:text-properties fo:font-size="3pt" style:font-size-asian="3pt" style:font-size-complex="3pt"/>
    </style:style>
    <style:style style:name="MP5" style:family="paragraph" style:parent-style-name="Footer">
      <style:text-properties fo:font-size="8pt" officeooo:rsid="0017aa89" officeooo:paragraph-rsid="0017aa89" style:font-size-asian="8pt" style:font-size-complex="8pt"/>
    </style:style>
    <style:style style:name="MP6" style:family="paragraph" style:parent-style-name="Footer">
      <style:text-properties style:font-name="Arial2" fo:font-size="8pt" officeooo:rsid="0017aa89" officeooo:paragraph-rsid="0017aa89" style:font-size-asian="8pt" style:font-size-complex="8pt"/>
    </style:style>
    <style:style style:name="MP7" style:family="paragraph" style:parent-style-name="Footer">
      <style:paragraph-properties fo:text-align="end" style:justify-single-word="false">
        <style:tab-stops>
          <style:tab-stop style:position="15cm" style:type="right"/>
        </style:tab-stops>
      </style:paragraph-properties>
      <style:text-properties style:font-name="Arial2"/>
    </style:style>
    <style:style style:name="MT1" style:family="text">
      <style:text-properties officeooo:rsid="004c033c"/>
    </style:style>
    <style:style style:name="MT2" style:family="text">
      <style:text-properties officeooo:rsid="001837b7"/>
    </style:style>
    <style:style style:name="MT3" style:family="text">
      <style:text-properties officeooo:rsid="001837b7" loext:shadow="none"/>
    </style:style>
    <style:style style:name="MT4" style:family="text">
      <style:text-properties style:font-name="Arial2"/>
    </style:style>
    <style:style style:name="MT5" style:family="text">
      <style:text-properties style:use-window-font-color="true" style:font-name="Arial2" style:text-underline-style="none"/>
    </style:style>
    <style:style style:name="MT6" style:family="text">
      <style:text-properties style:use-window-font-color="true" style:text-underline-style="none"/>
    </style:style>
    <style:style style:name="MT7" style:family="text">
      <style:text-properties fo:font-size="8pt" style:font-size-asian="8pt" style:font-name-complex="Calibri" style:font-size-complex="8pt"/>
    </style:style>
    <style:style style:name="Mfr1" style:family="graphic" style:parent-style-name="Graphics">
      <style:graphic-properties style:protect="content size position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top="0.101cm" fo:margin-bottom="0.101cm" style:protect="content size position"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0.318cm" fo:margin-left="2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fo:background-color="transparent" style:dynamic-spacing="true" draw:fill="none" draw:fill-color="#729fcf"/>
      </style:header-style>
      <style:footer-style>
        <style:header-footer-properties fo:min-height="1.184cm" fo:margin-left="0cm" fo:margin-right="0cm" fo:margin-top="1.08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104" number:language="es" number:country="ES" number:title="Definido por el usuario">
      <number:year number:style="long"/>
    </number:date-style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draw:frame draw:style-name="Mfr1" draw:name="Imagen1" text:anchor-type="as-char" svg:width="3.949cm" svg:height="1.499cm" draw:z-index="1"><draw:image xlink:href="Pictures/100012FE00001118000006B5118A7191D32BCF9E.svg" xlink:type="simple" xlink:show="embed" xlink:actuate="onLoad" loext:mime-type="image/svg+xml"/><draw:image xlink:href="Pictures/10000201000000A500000041556525D26B344FFB.png" xlink:type="simple" xlink:show="embed" xlink:actuate="onLoad" loext:mime-type="image/png"/></draw:frame></text:p>
            </table:table-cell>
            <table:table-cell table:style-name="Tabla1.A1" office:value-type="string">
              <text:p text:style-name="MP2">CFGS – <text:span text:style-name="MT1">DESARROLLO DE APLICACIONES WEB</text:span></text:p>
              <text:p text:style-name="MP3"><text:span text:style-name="MT2">APRENDIZA</text:span><text:span text:style-name="MT3">J</text:span><text:span text:style-name="MT2">E COLABORATIVO BASADO EN RETOS 2019/2020</text:span></text:p>
            </table:table-cell>
          </table:table-row>
        </table:table>
        <text:p text:style-name="MP4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Footer"><draw:frame draw:style-name="Mfr2" draw:name="Imagen3" text:anchor-type="as-char" svg:width="3.175cm" svg:height="1.111cm" draw:z-index="3"><draw:image xlink:href="Pictures/100027FC00000C6700000457C87E8BB6F128B3AA.svg" xlink:type="simple" xlink:show="embed" xlink:actuate="onLoad" loext:mime-type="image/svg+xml"/><draw:image xlink:href="Pictures/10000201000000780000002AAB23E6DC6BAD6B59.png" xlink:type="simple" xlink:show="embed" xlink:actuate="onLoad" loext:mime-type="image/png"/></draw:frame></text:p>
            </table:table-cell>
            <table:table-cell table:style-name="Tabla2.A1" office:value-type="string">
              <text:p text:style-name="MP5"><text:span text:style-name="MT4">Excepto si se especifica lo contrario, esta obra está bajo licencia </text:span><text:a xlink:type="simple" xlink:href="https://creativecommons.org/licenses/by/4.0/deed.es_ES" text:style-name="Internet_20_link" text:visited-style-name="Visited_20_Internet_20_Link"><text:span text:style-name="MT5">CC BY 4.0</text:span></text:a><text:span text:style-name="MT4">.</text:span></text:p>
              <text:p text:style-name="MP6">© <text:date style:data-style-name="N10104" text:date-value="2019-09-02T13:55:46.930000162">2019</text:date><text:s/>Departamento de Informática, <text:a xlink:type="simple" xlink:href="http://www.egibide.org/" text:style-name="Internet_20_link" text:visited-style-name="Visited_20_Internet_20_Link"><text:span text:style-name="MT6">Egibide</text:span></text:a>. Algunos derechos reservados.</text:p>
            </table:table-cell>
            <table:table-cell table:style-name="Tabla2.A1" office:value-type="string">
              <text:p text:style-name="MP7"><text:span text:style-name="MT7">Página </text:span><text:span text:style-name="MT7"><text:page-number text:select-page="current">2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l reto</dc:title>
    <meta:editing-cycles>28</meta:editing-cycles>
    <meta:creation-date>2017-05-26T13:24:30.395479000</meta:creation-date>
    <meta:editing-duration>PT1H44M2S</meta:editing-duration>
    <meta:generator>LibreOffice/6.2.2.2$Windows_X86_64 LibreOffice_project/2b840030fec2aae0fd2658d8d4f9548af4e3518d</meta:generator>
    <dc:date>2019-09-02T13:55:46.665000000</dc:date>
    <meta:document-statistic meta:table-count="2" meta:image-count="2" meta:object-count="0" meta:page-count="2" meta:paragraph-count="43" meta:word-count="434" meta:character-count="2380" meta:non-whitespace-character-count="2013"/>
    <meta:user-defined meta:name="AppVersion">12.0000</meta:user-defined>
    <meta:user-defined meta:name="Company">Egibid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